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73">
            <text:p>1.373</text:p>
          </table:table-cell>
          <table:table-cell office:value-type="float" office:value="10">
            <text:p>10</text:p>
          </table:table-cell>
          <table:table-cell table:formula="of:=[.C3]*1.01" office:value-type="float" office:value="1.51664617818958">
            <text:p>1.5166</text:p>
          </table:table-cell>
          <table:table-cell table:style-name="ce6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3.4763899300167">
            <text:p>13.476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5.3">
            <text:p>5.30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5.85449726467938">
            <text:p>5.8545</text:p>
          </table:table-cell>
          <table:table-cell table:style-name="ce6" office:value-type="float" office:value="5.381">
            <text:p>5.381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5.94397165683769">
            <text:p>5.9440</text:p>
          </table:table-cell>
          <table:table-cell table:style-name="ce6" office:value-type="float" office:value="13.83">
            <text:p>13.83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5.276923994437">
            <text:p>15.2769</text:p>
          </table:table-cell>
          <table:table-cell table:style-name="ce6" office:value-type="float" office:value="13.66">
            <text:p>13.66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0891382331171">
            <text:p>15.089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.373">
            <text:p>1.373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50162987939563">
            <text:p>1.5016</text:p>
          </table:table-cell>
          <table:table-cell table:style-name="ce7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3.3429603267492">
            <text:p>13.3430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5.3">
            <text:p>5.30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5.79653194522711">
            <text:p>5.7965</text:p>
          </table:table-cell>
          <table:table-cell table:style-name="ce7" table:formula="of:=[.S2]" office:value-type="float" office:value="5.381">
            <text:p>5.381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5.88512045231455">
            <text:p>5.8851</text:p>
          </table:table-cell>
          <table:table-cell table:style-name="ce7" table:formula="of:=[.V2]" office:value-type="float" office:value="13.83">
            <text:p>13.83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5.1256673212247">
            <text:p>15.1257</text:p>
          </table:table-cell>
          <table:table-cell table:style-name="ce7" table:formula="of:=[.Y2]" office:value-type="float" office:value="13.66">
            <text:p>13.66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4.9397408248684">
            <text:p>14.939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.373">
            <text:p>1.373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48676225682735">
            <text:p>1.4868</text:p>
          </table:table-cell>
          <table:table-cell table:style-name="ce7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3.2108518086626">
            <text:p>13.2109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5.3">
            <text:p>5.30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5.73914053982882">
            <text:p>5.7391</text:p>
          </table:table-cell>
          <table:table-cell table:style-name="ce7" table:formula="of:=[.S3]" office:value-type="float" office:value="5.381">
            <text:p>5.381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5.8268519329847">
            <text:p>5.8269</text:p>
          </table:table-cell>
          <table:table-cell table:style-name="ce7" table:formula="of:=[.V3]" office:value-type="float" office:value="13.83">
            <text:p>13.83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4.9759082388364">
            <text:p>14.9759</text:p>
          </table:table-cell>
          <table:table-cell table:style-name="ce7" table:formula="of:=[.Y3]" office:value-type="float" office:value="13.66">
            <text:p>13.66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7918225988796">
            <text:p>14.7918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.373">
            <text:p>1.373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47204183844292">
            <text:p>1.4720</text:p>
          </table:table-cell>
          <table:table-cell table:style-name="ce7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3.0800512957055">
            <text:p>13.080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5.3">
            <text:p>5.30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5.68231736616715">
            <text:p>5.6823</text:p>
          </table:table-cell>
          <table:table-cell table:style-name="ce7" table:formula="of:=[.S4]" office:value-type="float" office:value="5.381">
            <text:p>5.381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5.76916032968782">
            <text:p>5.7692</text:p>
          </table:table-cell>
          <table:table-cell table:style-name="ce7" table:formula="of:=[.V4]" office:value-type="float" office:value="13.83">
            <text:p>13.83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4.82763191964">
            <text:p>14.8276</text:p>
          </table:table-cell>
          <table:table-cell table:style-name="ce7" table:formula="of:=[.Y4]" office:value-type="float" office:value="13.66">
            <text:p>13.66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6453689097818">
            <text:p>14.6454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.373">
            <text:p>1.373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45746716677517">
            <text:p>1.4575</text:p>
          </table:table-cell>
          <table:table-cell table:style-name="ce7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2.9505458373322">
            <text:p>12.9505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5.3">
            <text:p>5.30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5.6260567981853">
            <text:p>5.6261</text:p>
          </table:table-cell>
          <table:table-cell table:style-name="ce7" table:formula="of:=[.S5]" office:value-type="float" office:value="5.381">
            <text:p>5.381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5.71203993038398">
            <text:p>5.7120</text:p>
          </table:table-cell>
          <table:table-cell table:style-name="ce7" table:formula="of:=[.V5]" office:value-type="float" office:value="13.83">
            <text:p>13.83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4.6808236828118">
            <text:p>14.6808</text:p>
          </table:table-cell>
          <table:table-cell table:style-name="ce7" table:formula="of:=[.Y5]" office:value-type="float" office:value="13.66">
            <text:p>13.66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5003652572097">
            <text:p>14.5004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.373">
            <text:p>1.373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.4430367987873">
            <text:p>1.4430</text:p>
          </table:table-cell>
          <table:table-cell table:style-name="ce7" table:formula="of:=[.D6]" office:value-type="float" office:value="12.2">
            <text:p>12.2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2.82232261122">
            <text:p>12.8223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5.3">
            <text:p>5.30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5.57035326553">
            <text:p>5.5704</text:p>
          </table:table-cell>
          <table:table-cell table:style-name="ce7" table:formula="of:=[.S6]" office:value-type="float" office:value="5.381">
            <text:p>5.381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5.6554850795881">
            <text:p>5.6555</text:p>
          </table:table-cell>
          <table:table-cell table:style-name="ce7" table:formula="of:=[.V6]" office:value-type="float" office:value="13.83">
            <text:p>13.83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4.535468992883">
            <text:p>14.5355</text:p>
          </table:table-cell>
          <table:table-cell table:style-name="ce7" table:formula="of:=[.Y6]" office:value-type="float" office:value="13.66">
            <text:p>13.66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356797284366">
            <text:p>14.3568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.373">
            <text:p>1.373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42874930573">
            <text:p>1.4287</text:p>
          </table:table-cell>
          <table:table-cell table:style-name="ce7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2.695368922">
            <text:p>12.6954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5.3">
            <text:p>5.30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5.515201253">
            <text:p>5.5152</text:p>
          </table:table-cell>
          <table:table-cell table:style-name="ce7" table:formula="of:=[.S7]" office:value-type="float" office:value="5.381">
            <text:p>5.381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5.59949017781">
            <text:p>5.5995</text:p>
          </table:table-cell>
          <table:table-cell table:style-name="ce7" table:formula="of:=[.V7]" office:value-type="float" office:value="13.83">
            <text:p>13.83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4.3915534583">
            <text:p>14.3916</text:p>
          </table:table-cell>
          <table:table-cell table:style-name="ce7" table:formula="of:=[.Y7]" office:value-type="float" office:value="13.66">
            <text:p>13.66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2146507766">
            <text:p>14.2147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.373">
            <text:p>1.373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414603273">
            <text:p>1.4146</text:p>
          </table:table-cell>
          <table:table-cell table:style-name="ce7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2.5696722">
            <text:p>12.5697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5.3">
            <text:p>5.30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5.4605953">
            <text:p>5.4606</text:p>
          </table:table-cell>
          <table:table-cell table:style-name="ce7" table:formula="of:=[.S8]" office:value-type="float" office:value="5.381">
            <text:p>5.381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5.544049681">
            <text:p>5.5440</text:p>
          </table:table-cell>
          <table:table-cell table:style-name="ce7" table:formula="of:=[.V8]" office:value-type="float" office:value="13.83">
            <text:p>13.83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4.24906283">
            <text:p>14.2491</text:p>
          </table:table-cell>
          <table:table-cell table:style-name="ce7" table:formula="of:=[.Y8]" office:value-type="float" office:value="13.66">
            <text:p>13.66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07391166">
            <text:p>14.0739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.373">
            <text:p>1.373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.4005973">
            <text:p>1.4006</text:p>
          </table:table-cell>
          <table:table-cell table:style-name="ce7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2.44522">
            <text:p>12.4452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5.3">
            <text:p>5.30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5.40653">
            <text:p>5.4065</text:p>
          </table:table-cell>
          <table:table-cell table:style-name="ce7" table:formula="of:=[.S9]" office:value-type="float" office:value="5.381">
            <text:p>5.381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5.4891581">
            <text:p>5.4892</text:p>
          </table:table-cell>
          <table:table-cell table:style-name="ce7" table:formula="of:=[.V9]" office:value-type="float" office:value="13.83">
            <text:p>13.83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4.107983">
            <text:p>14.1080</text:p>
          </table:table-cell>
          <table:table-cell table:style-name="ce7" table:formula="of:=[.Y9]" office:value-type="float" office:value="13.66">
            <text:p>13.66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3.934566">
            <text:p>13.9346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.373">
            <text:p>1.373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.38673">
            <text:p>1.3867</text:p>
          </table:table-cell>
          <table:table-cell table:style-name="ce7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2.322">
            <text:p>12.3220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5.3">
            <text:p>5.30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5.353">
            <text:p>5.3530</text:p>
          </table:table-cell>
          <table:table-cell table:style-name="ce7" table:formula="of:=[.S10]" office:value-type="float" office:value="5.381">
            <text:p>5.381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5.43481">
            <text:p>5.4348</text:p>
          </table:table-cell>
          <table:table-cell table:style-name="ce7" table:formula="of:=[.V10]" office:value-type="float" office:value="13.83">
            <text:p>13.83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3.9683">
            <text:p>13.9683</text:p>
          </table:table-cell>
          <table:table-cell table:style-name="ce7" table:formula="of:=[.Y10]" office:value-type="float" office:value="13.66">
            <text:p>13.66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7966">
            <text:p>13.7966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.373">
            <text:p>1.373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.373">
            <text:p>1.3730</text:p>
          </table:table-cell>
          <table:table-cell table:style-name="ce7" table:formula="of:=[.D11]" office:value-type="float" office:value="12.2">
            <text:p>12.2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2.2">
            <text:p>12.20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5.3">
            <text:p>5.30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5.3">
            <text:p>5.3000</text:p>
          </table:table-cell>
          <table:table-cell table:style-name="ce7" table:formula="of:=[.S11]" office:value-type="float" office:value="5.381">
            <text:p>5.381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5.381">
            <text:p>5.3810</text:p>
          </table:table-cell>
          <table:table-cell table:style-name="ce7" table:formula="of:=[.V11]" office:value-type="float" office:value="13.83">
            <text:p>13.83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3.83">
            <text:p>13.8300</text:p>
          </table:table-cell>
          <table:table-cell table:style-name="ce7" table:formula="of:=[.Y11]" office:value-type="float" office:value="13.66">
            <text:p>13.66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66">
            <text:p>13.66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.373">
            <text:p>1.373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.35940594059406">
            <text:p>1.3594</text:p>
          </table:table-cell>
          <table:table-cell table:style-name="ce7" table:formula="of:=[.D12]" office:value-type="float" office:value="12.2">
            <text:p>12.2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2.0792079207921">
            <text:p>12.0792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5.3">
            <text:p>5.30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5.24752475247525">
            <text:p>5.2475</text:p>
          </table:table-cell>
          <table:table-cell table:style-name="ce7" table:formula="of:=[.S12]" office:value-type="float" office:value="5.381">
            <text:p>5.381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5.32772277227723">
            <text:p>5.3277</text:p>
          </table:table-cell>
          <table:table-cell table:style-name="ce7" table:formula="of:=[.V12]" office:value-type="float" office:value="13.83">
            <text:p>13.83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3.6930693069307">
            <text:p>13.6931</text:p>
          </table:table-cell>
          <table:table-cell table:style-name="ce7" table:formula="of:=[.Y12]" office:value-type="float" office:value="13.66">
            <text:p>13.66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5247524752475">
            <text:p>13.5248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.373">
            <text:p>1.373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.3459464758357">
            <text:p>1.3459</text:p>
          </table:table-cell>
          <table:table-cell table:style-name="ce7" table:formula="of:=[.D13]" office:value-type="float" office:value="12.2">
            <text:p>12.2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1.9596118027644">
            <text:p>11.9596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5.3">
            <text:p>5.30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5.19556906185668">
            <text:p>5.1956</text:p>
          </table:table-cell>
          <table:table-cell table:style-name="ce7" table:formula="of:=[.S13]" office:value-type="float" office:value="5.381">
            <text:p>5.381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5.27497304185864">
            <text:p>5.2750</text:p>
          </table:table-cell>
          <table:table-cell table:style-name="ce7" table:formula="of:=[.V13]" office:value-type="float" office:value="13.83">
            <text:p>13.83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3.5574943632977">
            <text:p>13.5575</text:p>
          </table:table-cell>
          <table:table-cell table:style-name="ce7" table:formula="of:=[.Y13]" office:value-type="float" office:value="13.66">
            <text:p>13.66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3908440348985">
            <text:p>13.390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.373">
            <text:p>1.373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33262027310466">
            <text:p>1.3326</text:p>
          </table:table-cell>
          <table:table-cell table:style-name="ce7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1.8411998047173">
            <text:p>11.8412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5.3">
            <text:p>5.30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5.14412778401652">
            <text:p>5.1441</text:p>
          </table:table-cell>
          <table:table-cell table:style-name="ce7" table:formula="of:=[.S14]" office:value-type="float" office:value="5.381">
            <text:p>5.381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5.22274558599866">
            <text:p>5.2227</text:p>
          </table:table-cell>
          <table:table-cell table:style-name="ce7" table:formula="of:=[.V14]" office:value-type="float" office:value="13.83">
            <text:p>13.83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3.4232617458393">
            <text:p>13.4233</text:p>
          </table:table-cell>
          <table:table-cell table:style-name="ce7" table:formula="of:=[.Y14]" office:value-type="float" office:value="13.66">
            <text:p>13.66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2582614206916">
            <text:p>13.2583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.373">
            <text:p>1.373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31942601297491">
            <text:p>1.3194</text:p>
          </table:table-cell>
          <table:table-cell table:style-name="ce7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1.7239602026904">
            <text:p>11.7240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5.3">
            <text:p>5.30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5.09319582575893">
            <text:p>5.0932</text:p>
          </table:table-cell>
          <table:table-cell table:style-name="ce7" table:formula="of:=[.S15]" office:value-type="float" office:value="5.381">
            <text:p>5.381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5.17103523366203">
            <text:p>5.1710</text:p>
          </table:table-cell>
          <table:table-cell table:style-name="ce7" table:formula="of:=[.V15]" office:value-type="float" office:value="13.83">
            <text:p>13.83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3.2903581641974">
            <text:p>13.2904</text:p>
          </table:table-cell>
          <table:table-cell table:style-name="ce7" table:formula="of:=[.Y15]" office:value-type="float" office:value="13.66">
            <text:p>13.66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1269915056353">
            <text:p>13.1270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.373">
            <text:p>1.373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.30636238908407">
            <text:p>1.3064</text:p>
          </table:table-cell>
          <table:table-cell table:style-name="ce7" table:formula="of:=[.D16]" office:value-type="float" office:value="12.2">
            <text:p>12.2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1.6078813888023">
            <text:p>11.6079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5.3">
            <text:p>5.30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5.04276814431577">
            <text:p>5.0428</text:p>
          </table:table-cell>
          <table:table-cell table:style-name="ce7" table:formula="of:=[.S16]" office:value-type="float" office:value="5.381">
            <text:p>5.381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5.11983686501192">
            <text:p>5.1198</text:p>
          </table:table-cell>
          <table:table-cell table:style-name="ce7" table:formula="of:=[.V16]" office:value-type="float" office:value="13.83">
            <text:p>13.83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3.1587704596013">
            <text:p>13.1588</text:p>
          </table:table-cell>
          <table:table-cell table:style-name="ce7" table:formula="of:=[.Y16]" office:value-type="float" office:value="13.66">
            <text:p>13.66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2.9970212927082">
            <text:p>12.997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.373">
            <text:p>1.373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.29342810800403">
            <text:p>1.2934</text:p>
          </table:table-cell>
          <table:table-cell table:style-name="ce7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1.4929518701013">
            <text:p>11.4930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5.3">
            <text:p>5.30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4.9928397468473">
            <text:p>4.9928</text:p>
          </table:table-cell>
          <table:table-cell table:style-name="ce7" table:formula="of:=[.S17]" office:value-type="float" office:value="5.381">
            <text:p>5.381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5.06914541090289">
            <text:p>5.0691</text:p>
          </table:table-cell>
          <table:table-cell table:style-name="ce7" table:formula="of:=[.V17]" office:value-type="float" office:value="13.83">
            <text:p>13.83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3.0284856035657">
            <text:p>13.0285</text:p>
          </table:table-cell>
          <table:table-cell table:style-name="ce7" table:formula="of:=[.Y17]" office:value-type="float" office:value="13.66">
            <text:p>13.66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2.8683379135725">
            <text:p>12.8683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.373">
            <text:p>1.373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.2806218891129">
            <text:p>1.2806</text:p>
          </table:table-cell>
          <table:table-cell table:style-name="ce7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1.3791602674271">
            <text:p>11.3792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5.3">
            <text:p>5.30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4.94340568994782">
            <text:p>4.9434</text:p>
          </table:table-cell>
          <table:table-cell table:style-name="ce7" table:formula="of:=[.S18]" office:value-type="float" office:value="5.381">
            <text:p>5.381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5.01895585237909">
            <text:p>5.0190</text:p>
          </table:table-cell>
          <table:table-cell table:style-name="ce7" table:formula="of:=[.V18]" office:value-type="float" office:value="13.83">
            <text:p>13.83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2.8994906965997">
            <text:p>12.8995</text:p>
          </table:table-cell>
          <table:table-cell table:style-name="ce7" table:formula="of:=[.Y18]" office:value-type="float" office:value="13.66">
            <text:p>13.66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7409286272995">
            <text:p>12.740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.373">
            <text:p>1.373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.26794246446822">
            <text:p>1.2679</text:p>
          </table:table-cell>
          <table:table-cell table:style-name="ce7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1.2664953142842">
            <text:p>11.2665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5.3">
            <text:p>5.30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4.89446107915625">
            <text:p>4.8945</text:p>
          </table:table-cell>
          <table:table-cell table:style-name="ce7" table:formula="of:=[.S19]" office:value-type="float" office:value="5.381">
            <text:p>5.381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4.96926322017732">
            <text:p>4.9693</text:p>
          </table:table-cell>
          <table:table-cell table:style-name="ce7" table:formula="of:=[.V19]" office:value-type="float" office:value="13.83">
            <text:p>13.83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2.7717729669304">
            <text:p>12.7718</text:p>
          </table:table-cell>
          <table:table-cell table:style-name="ce7" table:formula="of:=[.Y19]" office:value-type="float" office:value="13.66">
            <text:p>13.66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6147808191084">
            <text:p>12.6148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.373">
            <text:p>1.373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.2553885786814">
            <text:p>1.2554</text:p>
          </table:table-cell>
          <table:table-cell table:style-name="ce7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1.1549458557269">
            <text:p>11.1549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5.3">
            <text:p>5.30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4.84600106847154">
            <text:p>4.8460</text:p>
          </table:table-cell>
          <table:table-cell table:style-name="ce7" table:formula="of:=[.S20]" office:value-type="float" office:value="5.381">
            <text:p>5.381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4.92006259423497">
            <text:p>4.9201</text:p>
          </table:table-cell>
          <table:table-cell table:style-name="ce7" table:formula="of:=[.V20]" office:value-type="float" office:value="13.83">
            <text:p>13.83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2.645319769238">
            <text:p>12.6453</text:p>
          </table:table-cell>
          <table:table-cell table:style-name="ce7" table:formula="of:=[.Y20]" office:value-type="float" office:value="13.66">
            <text:p>13.66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4898819991172">
            <text:p>12.489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.373">
            <text:p>1.373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.24295898879347">
            <text:p>1.2430</text:p>
          </table:table-cell>
          <table:table-cell table:style-name="ce7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1.0445008472544">
            <text:p>11.0445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5.3">
            <text:p>5.30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4.79802085987281">
            <text:p>4.7980</text:p>
          </table:table-cell>
          <table:table-cell table:style-name="ce7" table:formula="of:=[.S21]" office:value-type="float" office:value="5.381">
            <text:p>5.381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4.87134910320294">
            <text:p>4.8713</text:p>
          </table:table-cell>
          <table:table-cell table:style-name="ce7" table:formula="of:=[.V21]" office:value-type="float" office:value="13.83">
            <text:p>13.83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2.520118583404">
            <text:p>12.5201</text:p>
          </table:table-cell>
          <table:table-cell table:style-name="ce7" table:formula="of:=[.Y21]" office:value-type="float" office:value="13.66">
            <text:p>13.66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3662198011062">
            <text:p>12.366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233">
            <text:p>1.233</text:p>
          </table:table-cell>
          <table:table-cell office:value-type="float" office:value="10">
            <text:p>10</text:p>
          </table:table-cell>
          <table:table-cell table:formula="of:=[.C26]*1.01" office:value-type="float" office:value="1.36199908063202">
            <text:p>1.3620</text:p>
          </table:table-cell>
          <table:table-cell table:style-name="ce6" office:value-type="float" office:value="1.73">
            <text:p>1.73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91099627696138">
            <text:p>1.9110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8833807238261">
            <text:p>1.8834</text:p>
          </table:table-cell>
          <table:table-cell table:style-name="ce6" office:value-type="float" office:value="1.175">
            <text:p>1.175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29793099735817">
            <text:p>1.2979</text:p>
          </table:table-cell>
          <table:table-cell table:style-name="ce6" office:value-type="float" office:value="1.096">
            <text:p>1.096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21066584945068">
            <text:p>1.210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233">
            <text:p>1.23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34851394121982">
            <text:p>1.3485</text:p>
          </table:table-cell>
          <table:table-cell table:style-name="ce7" table:formula="of:=[.D25]" office:value-type="float" office:value="1.73">
            <text:p>1.73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89207552174394">
            <text:p>1.8921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705">
            <text:p>1.705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86473338992684">
            <text:p>1.8647</text:p>
          </table:table-cell>
          <table:table-cell table:style-name="ce7" table:formula="of:=[.V25]" office:value-type="float" office:value="1.175">
            <text:p>1.175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28508019540412">
            <text:p>1.2851</text:p>
          </table:table-cell>
          <table:table-cell table:style-name="ce7" table:formula="of:=[.Y25]" office:value-type="float" office:value="1.096">
            <text:p>1.096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19867905886206">
            <text:p>1.198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233">
            <text:p>1.23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33516231803942">
            <text:p>1.3352</text:p>
          </table:table-cell>
          <table:table-cell table:style-name="ce7" table:formula="of:=[.D26]" office:value-type="float" office:value="1.73">
            <text:p>1.73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87334210073658">
            <text:p>1.8733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705">
            <text:p>1.705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84627068309588">
            <text:p>1.8463</text:p>
          </table:table-cell>
          <table:table-cell table:style-name="ce7" table:formula="of:=[.V26]" office:value-type="float" office:value="1.175">
            <text:p>1.175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27235662911299">
            <text:p>1.2724</text:p>
          </table:table-cell>
          <table:table-cell table:style-name="ce7" table:formula="of:=[.Y26]" office:value-type="float" office:value="1.096">
            <text:p>1.096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18681094936838">
            <text:p>1.1868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233">
            <text:p>1.23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32194288914794">
            <text:p>1.3219</text:p>
          </table:table-cell>
          <table:table-cell table:style-name="ce7" table:formula="of:=[.D27]" office:value-type="float" office:value="1.73">
            <text:p>1.73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85479415914513">
            <text:p>1.8548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705">
            <text:p>1.705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82799077534245">
            <text:p>1.8280</text:p>
          </table:table-cell>
          <table:table-cell table:style-name="ce7" table:formula="of:=[.V27]" office:value-type="float" office:value="1.175">
            <text:p>1.175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25975903872574">
            <text:p>1.2598</text:p>
          </table:table-cell>
          <table:table-cell table:style-name="ce7" table:formula="of:=[.Y27]" office:value-type="float" office:value="1.096">
            <text:p>1.096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17506034590928">
            <text:p>1.175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233">
            <text:p>1.23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30885434569103">
            <text:p>1.3089</text:p>
          </table:table-cell>
          <table:table-cell table:style-name="ce7" table:formula="of:=[.D28]" office:value-type="float" office:value="1.73">
            <text:p>1.73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83642986053973">
            <text:p>1.8364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705">
            <text:p>1.705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80989185677471">
            <text:p>1.8099</text:p>
          </table:table-cell>
          <table:table-cell table:style-name="ce7" table:formula="of:=[.V28]" office:value-type="float" office:value="1.175">
            <text:p>1.175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24728617695618">
            <text:p>1.2473</text:p>
          </table:table-cell>
          <table:table-cell table:style-name="ce7" table:formula="of:=[.Y28]" office:value-type="float" office:value="1.096">
            <text:p>1.096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1634260850587">
            <text:p>1.1634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233">
            <text:p>1.23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2958953917733">
            <text:p>1.2959</text:p>
          </table:table-cell>
          <table:table-cell table:style-name="ce7" table:formula="of:=[.D29]" office:value-type="float" office:value="1.73">
            <text:p>1.73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818247386673">
            <text:p>1.8182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705">
            <text:p>1.705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7919721354205">
            <text:p>1.7920</text:p>
          </table:table-cell>
          <table:table-cell table:style-name="ce7" table:formula="of:=[.V29]" office:value-type="float" office:value="1.175">
            <text:p>1.175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2349368088675">
            <text:p>1.2349</text:p>
          </table:table-cell>
          <table:table-cell table:style-name="ce7" table:formula="of:=[.Y29]" office:value-type="float" office:value="1.096">
            <text:p>1.096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1519070149096">
            <text:p>1.1519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233">
            <text:p>1.23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8306474433">
            <text:p>1.2831</text:p>
          </table:table-cell>
          <table:table-cell table:style-name="ce7" table:formula="of:=[.D30]" office:value-type="float" office:value="1.73">
            <text:p>1.73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8002449373">
            <text:p>1.8002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705">
            <text:p>1.705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77422983705">
            <text:p>1.7742</text:p>
          </table:table-cell>
          <table:table-cell table:style-name="ce7" table:formula="of:=[.V30]" office:value-type="float" office:value="1.175">
            <text:p>1.175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2270971175">
            <text:p>1.2227</text:p>
          </table:table-cell>
          <table:table-cell table:style-name="ce7" table:formula="of:=[.Y30]" office:value-type="float" office:value="1.096">
            <text:p>1.096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14050199496">
            <text:p>1.1405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233">
            <text:p>1.23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70361133">
            <text:p>1.2704</text:p>
          </table:table-cell>
          <table:table-cell table:style-name="ce7" table:formula="of:=[.D31]" office:value-type="float" office:value="1.73">
            <text:p>1.73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78242073">
            <text:p>1.7824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705">
            <text:p>1.705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756663205">
            <text:p>1.7567</text:p>
          </table:table-cell>
          <table:table-cell table:style-name="ce7" table:formula="of:=[.V31]" office:value-type="float" office:value="1.175">
            <text:p>1.175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10603675">
            <text:p>1.2106</text:p>
          </table:table-cell>
          <table:table-cell table:style-name="ce7" table:formula="of:=[.Y31]" office:value-type="float" office:value="1.096">
            <text:p>1.096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129209896">
            <text:p>1.129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233">
            <text:p>1.23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2577833">
            <text:p>1.2578</text:p>
          </table:table-cell>
          <table:table-cell table:style-name="ce7" table:formula="of:=[.D32]" office:value-type="float" office:value="1.73">
            <text:p>1.73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764773">
            <text:p>1.7648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705">
            <text:p>1.705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7392705">
            <text:p>1.7393</text:p>
          </table:table-cell>
          <table:table-cell table:style-name="ce7" table:formula="of:=[.V32]" office:value-type="float" office:value="1.175">
            <text:p>1.175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1986175">
            <text:p>1.1986</text:p>
          </table:table-cell>
          <table:table-cell table:style-name="ce7" table:formula="of:=[.Y32]" office:value-type="float" office:value="1.096">
            <text:p>1.096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1180296">
            <text:p>1.1180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233">
            <text:p>1.23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24533">
            <text:p>1.2453</text:p>
          </table:table-cell>
          <table:table-cell table:style-name="ce7" table:formula="of:=[.D33]" office:value-type="float" office:value="1.73">
            <text:p>1.73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7473">
            <text:p>1.7473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705">
            <text:p>1.705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72205">
            <text:p>1.7221</text:p>
          </table:table-cell>
          <table:table-cell table:style-name="ce7" table:formula="of:=[.V33]" office:value-type="float" office:value="1.175">
            <text:p>1.175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18675">
            <text:p>1.1868</text:p>
          </table:table-cell>
          <table:table-cell table:style-name="ce7" table:formula="of:=[.Y33]" office:value-type="float" office:value="1.096">
            <text:p>1.096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10696">
            <text:p>1.107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233">
            <text:p>1.23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233">
            <text:p>1.2330</text:p>
          </table:table-cell>
          <table:table-cell table:style-name="ce7" table:formula="of:=[.D34]" office:value-type="float" office:value="1.73">
            <text:p>1.73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73">
            <text:p>1.73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705">
            <text:p>1.705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705">
            <text:p>1.7050</text:p>
          </table:table-cell>
          <table:table-cell table:style-name="ce7" table:formula="of:=[.V34]" office:value-type="float" office:value="1.175">
            <text:p>1.175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175">
            <text:p>1.1750</text:p>
          </table:table-cell>
          <table:table-cell table:style-name="ce7" table:formula="of:=[.Y34]" office:value-type="float" office:value="1.096">
            <text:p>1.096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096">
            <text:p>1.096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233">
            <text:p>1.233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22079207920792">
            <text:p>1.2208</text:p>
          </table:table-cell>
          <table:table-cell table:style-name="ce7" table:formula="of:=[.D35]" office:value-type="float" office:value="1.73">
            <text:p>1.73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71287128712871">
            <text:p>1.7129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705">
            <text:p>1.705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68811881188119">
            <text:p>1.6881</text:p>
          </table:table-cell>
          <table:table-cell table:style-name="ce7" table:formula="of:=[.V35]" office:value-type="float" office:value="1.175">
            <text:p>1.175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16336633663366">
            <text:p>1.1634</text:p>
          </table:table-cell>
          <table:table-cell table:style-name="ce7" table:formula="of:=[.Y35]" office:value-type="float" office:value="1.096">
            <text:p>1.096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08514851485149">
            <text:p>1.085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233">
            <text:p>1.233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0870502891873">
            <text:p>1.2087</text:p>
          </table:table-cell>
          <table:table-cell table:style-name="ce7" table:formula="of:=[.D36]" office:value-type="float" office:value="1.73">
            <text:p>1.73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69591216547397">
            <text:p>1.6959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705">
            <text:p>1.705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6714047642388">
            <text:p>1.6714</text:p>
          </table:table-cell>
          <table:table-cell table:style-name="ce7" table:formula="of:=[.V36]" office:value-type="float" office:value="1.175">
            <text:p>1.175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15184785805313">
            <text:p>1.1518</text:p>
          </table:table-cell>
          <table:table-cell table:style-name="ce7" table:formula="of:=[.Y36]" office:value-type="float" office:value="1.096">
            <text:p>1.096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07440447014999">
            <text:p>1.074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233">
            <text:p>1.23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9673765239479">
            <text:p>1.1967</text:p>
          </table:table-cell>
          <table:table-cell table:style-name="ce7" table:formula="of:=[.D37]" office:value-type="float" office:value="1.73">
            <text:p>1.73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67912095591482">
            <text:p>1.6791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705">
            <text:p>1.705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65485620221663">
            <text:p>1.6549</text:p>
          </table:table-cell>
          <table:table-cell table:style-name="ce7" table:formula="of:=[.V37]" office:value-type="float" office:value="1.175">
            <text:p>1.175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14044342381498">
            <text:p>1.1404</text:p>
          </table:table-cell>
          <table:table-cell table:style-name="ce7" table:formula="of:=[.Y37]" office:value-type="float" office:value="1.096">
            <text:p>1.096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0637668021287">
            <text:p>1.0638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233">
            <text:p>1.23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8488876474731">
            <text:p>1.1849</text:p>
          </table:table-cell>
          <table:table-cell table:style-name="ce7" table:formula="of:=[.D38]" office:value-type="float" office:value="1.73">
            <text:p>1.73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66249599595527">
            <text:p>1.6625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705">
            <text:p>1.705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6384714873432">
            <text:p>1.6385</text:p>
          </table:table-cell>
          <table:table-cell table:style-name="ce7" table:formula="of:=[.V38]" office:value-type="float" office:value="1.175">
            <text:p>1.175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2915190476731">
            <text:p>1.1292</text:p>
          </table:table-cell>
          <table:table-cell table:style-name="ce7" table:formula="of:=[.Y38]" office:value-type="float" office:value="1.096">
            <text:p>1.096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05323445755317">
            <text:p>1.0532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233">
            <text:p>1.23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17315719281912">
            <text:p>1.1732</text:p>
          </table:table-cell>
          <table:table-cell table:style-name="ce7" table:formula="of:=[.D39]" office:value-type="float" office:value="1.73">
            <text:p>1.73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64603563955968">
            <text:p>1.6460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705">
            <text:p>1.705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62224899736951">
            <text:p>1.6222</text:p>
          </table:table-cell>
          <table:table-cell table:style-name="ce7" table:formula="of:=[.V39]" office:value-type="float" office:value="1.175">
            <text:p>1.175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1797218293793">
            <text:p>1.1180</text:p>
          </table:table-cell>
          <table:table-cell table:style-name="ce7" table:formula="of:=[.Y39]" office:value-type="float" office:value="1.096">
            <text:p>1.096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042806393617">
            <text:p>1.042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233">
            <text:p>1.23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16154177506844">
            <text:p>1.1615</text:p>
          </table:table-cell>
          <table:table-cell table:style-name="ce7" table:formula="of:=[.D40]" office:value-type="float" office:value="1.73">
            <text:p>1.73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62973825698978">
            <text:p>1.6297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705">
            <text:p>1.705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60618712610842">
            <text:p>1.6062</text:p>
          </table:table-cell>
          <table:table-cell table:style-name="ce7" table:formula="of:=[.V40]" office:value-type="float" office:value="1.175">
            <text:p>1.175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0690315142369">
            <text:p>1.1069</text:p>
          </table:table-cell>
          <table:table-cell table:style-name="ce7" table:formula="of:=[.Y40]" office:value-type="float" office:value="1.096">
            <text:p>1.096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03248157783861">
            <text:p>1.0325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233">
            <text:p>1.23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1500413614539">
            <text:p>1.1500</text:p>
          </table:table-cell>
          <table:table-cell table:style-name="ce7" table:formula="of:=[.D41]" office:value-type="float" office:value="1.73">
            <text:p>1.73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61360223464334">
            <text:p>1.6136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705">
            <text:p>1.705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59028428327567">
            <text:p>1.5903</text:p>
          </table:table-cell>
          <table:table-cell table:style-name="ce7" table:formula="of:=[.V41]" office:value-type="float" office:value="1.175">
            <text:p>1.175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09594371428088">
            <text:p>1.0959</text:p>
          </table:table-cell>
          <table:table-cell table:style-name="ce7" table:formula="of:=[.Y41]" office:value-type="float" office:value="1.096">
            <text:p>1.096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02225898795902">
            <text:p>1.022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233">
            <text:p>1.23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13865481332069">
            <text:p>1.1387</text:p>
          </table:table-cell>
          <table:table-cell table:style-name="ce7" table:formula="of:=[.D42]" office:value-type="float" office:value="1.73">
            <text:p>1.73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5976259748944">
            <text:p>1.5976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705">
            <text:p>1.705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57453889433234">
            <text:p>1.5745</text:p>
          </table:table-cell>
          <table:table-cell table:style-name="ce7" table:formula="of:=[.V42]" office:value-type="float" office:value="1.175">
            <text:p>1.175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08509278641672">
            <text:p>1.0851</text:p>
          </table:table-cell>
          <table:table-cell table:style-name="ce7" table:formula="of:=[.Y42]" office:value-type="float" office:value="1.096">
            <text:p>1.096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01213761184061">
            <text:p>1.012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233">
            <text:p>1.23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12738100328781">
            <text:p>1.1274</text:p>
          </table:table-cell>
          <table:table-cell table:style-name="ce7" table:formula="of:=[.D43]" office:value-type="float" office:value="1.73">
            <text:p>1.73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58180789593505">
            <text:p>1.5818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705">
            <text:p>1.705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55894940032905">
            <text:p>1.5589</text:p>
          </table:table-cell>
          <table:table-cell table:style-name="ce7" table:formula="of:=[.V43]" office:value-type="float" office:value="1.175">
            <text:p>1.175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0743492934819">
            <text:p>1.0743</text:p>
          </table:table-cell>
          <table:table-cell table:style-name="ce7" table:formula="of:=[.Y43]" office:value-type="float" office:value="1.096">
            <text:p>1.096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00211644736694">
            <text:p>1.0021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233">
            <text:p>1.23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1621881513645">
            <text:p>1.1162</text:p>
          </table:table-cell>
          <table:table-cell table:style-name="ce7" table:formula="of:=[.D44]" office:value-type="float" office:value="1.73">
            <text:p>1.73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56614643161886">
            <text:p>1.5661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705">
            <text:p>1.705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54351425775154">
            <text:p>1.5435</text:p>
          </table:table-cell>
          <table:table-cell table:style-name="ce7" table:formula="of:=[.V44]" office:value-type="float" office:value="1.175">
            <text:p>1.175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06371217176426">
            <text:p>1.0637</text:p>
          </table:table-cell>
          <table:table-cell table:style-name="ce7" table:formula="of:=[.Y44]" office:value-type="float" office:value="1.096">
            <text:p>1.096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99219450234351">
            <text:p>0.992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69759">
            <text:p>769759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02446">
            <text:p>2202446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2015／06／03</text:date>, <text:time>15:11:3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03T15:11:34.15</dc:date>
    <meta:editing-duration>P44DT23H5M32S</meta:editing-duration>
    <meta:editing-cycles>155</meta:editing-cycles>
    <meta:generator>OpenOffice/4.1.1$Win32 OpenOffice.org_project/411m6$Build-9775</meta:generator>
    <meta:document-statistic meta:table-count="8" meta:cell-count="3739" meta:object-count="0"/>
  </office:meta>
</office:document-meta>
</file>